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 hne1" svg:font-family="'S hne', ui-sans-serif, system-ui, apple-system, 'Segoe UI', Roboto, Ubuntu, Cantarell, 'Noto Sans', sans-serif, 'Helvetica Neue', Arial, 'Apple Color Emoji', 'Segoe UI Emoji', 'Segoe UI Symbol', 'Noto Color Emoji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36c7" officeooo:paragraph-rsid="000636c7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636c7" officeooo:paragraph-rsid="000636c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15pt" fo:font-weight="bold" officeooo:rsid="000636c7" officeooo:paragraph-rsid="000636c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c7f5" officeooo:paragraph-rsid="0006c7f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d1ed" officeooo:paragraph-rsid="0006d1e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36c7" officeooo:paragraph-rsid="0006c7f5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c7f5" officeooo:paragraph-rsid="0006c7f5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d1ed" officeooo:paragraph-rsid="0006d1ed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832d6" officeooo:paragraph-rsid="000eb5d2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832d6" officeooo:paragraph-rsid="0006d1ed" fo:background-color="transparent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officeooo:rsid="000b5414" officeooo:paragraph-rsid="000b5414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style="normal" fo:font-weight="normal" officeooo:rsid="000b5414" officeooo:paragraph-rsid="000cd36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1" fo:letter-spacing="normal" fo:font-style="normal" fo:font-weight="normal" officeooo:rsid="000cd36f" officeooo:paragraph-rsid="000cd36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6c7f5" officeooo:paragraph-rsid="0006c7f5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6c7f5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36c7" officeooo:paragraph-rsid="0006c7f5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d1ed" officeooo:paragraph-rsid="0006d1ed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832d6" officeooo:paragraph-rsid="000832d6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4248" officeooo:paragraph-rsid="000b4248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4248" officeooo:paragraph-rsid="000b541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cd36f" officeooo:paragraph-rsid="000cd3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b5414" officeooo:paragraph-rsid="000b5414" fo:background-color="transparent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cd36f" officeooo:paragraph-rsid="000cd36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italic" fo:font-weight="normal" officeooo:rsid="000b5414" officeooo:paragraph-rsid="000b541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fo:letter-spacing="normal" officeooo:paragraph-rsid="000b4248"/>
    </style:style>
    <style:style style:name="P2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fo:letter-spacing="normal" officeooo:rsid="000b5414" officeooo:paragraph-rsid="000b5414"/>
    </style:style>
    <style:style style:name="P30" style:family="paragraph" style:parent-style-name="Standard" style:list-style-name="L2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d1ed" officeooo:paragraph-rsid="0006d1ed" style:font-size-asian="10.5pt" style:font-weight-asian="normal" style:font-size-complex="12pt" style:font-weight-complex="normal"/>
    </style:style>
    <style:style style:name="P31" style:family="paragraph" style:parent-style-name="Text_20_body" style:list-style-name="L4">
      <style:paragraph-properties fo:text-align="start" style:justify-single-word="false"/>
      <style:text-properties fo:font-variant="normal" fo:text-transform="none" fo:color="#000000" loext:opacity="100%" style:font-name="S hne1" fo:letter-spacing="normal" fo:font-style="normal" fo:font-weight="normal" officeooo:rsid="000cd36f" officeooo:paragraph-rsid="000cd36f" style:font-style-asian="normal" style:font-weight-asian="normal" style:font-style-complex="normal" style:font-weight-complex="normal"/>
    </style:style>
    <style:style style:name="T1" style:family="text">
      <style:text-properties officeooo:rsid="0006c7f5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36c7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c7f5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S hne" fo:letter-spacing="normal" fo:font-style="normal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S hne" fo:letter-spacing="normal" fo:font-style="normal" officeooo:rsid="000636c7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S hne" fo:letter-spacing="normal" fo:font-style="normal" fo:font-weight="bold" fo:background-color="transparent" loext:char-shading-value="0" style:font-weight-asian="bold" style:font-weight-complex="bold"/>
    </style:style>
    <style:style style:name="T7" style:family="text">
      <style:text-properties fo:color="#000000" loext:opacity="100%" style:text-line-through-style="none" style:text-line-through-type="none" fo:background-color="transparent" loext:char-shading-value="0"/>
    </style:style>
    <style:style style:name="T8" style:family="text">
      <style:text-properties fo:color="#000000" loext:opacity="100%" style:text-line-through-style="none" style:text-line-through-type="none" officeooo:rsid="0006d1ed" fo:background-color="transparent" loext:char-shading-value="0"/>
    </style:style>
    <style:style style:name="T9" style:family="text">
      <style:text-properties fo:color="#000000" loext:opacity="100%" style:text-line-through-style="none" style:text-line-through-type="none" fo:background-color="transparent" loext:char-shading-value="0" style:font-style-asian="normal" style:font-style-complex="normal"/>
    </style:style>
    <style:style style:name="T10" style:family="text">
      <style:text-properties fo:color="#000000" loext:opacity="100%" style:text-line-through-style="none" style:text-line-through-type="none" officeooo:rsid="000636c7" fo:background-color="transparent" loext:char-shading-value="0"/>
    </style:style>
    <style:style style:name="T11" style:family="text">
      <style:text-properties fo:color="#000000" loext:opacity="100%" style:text-line-through-style="none" style:text-line-through-type="none" officeooo:rsid="00104391" fo:background-color="transparent" loext:char-shading-value="0"/>
    </style:style>
    <style:style style:name="T12" style:family="text">
      <style:text-properties fo:color="#000000" loext:opacity="100%" style:text-line-through-style="none" style:text-line-through-type="none" fo:font-style="italic" fo:background-color="transparent" loext:char-shading-value="0" style:font-style-asian="italic" style:font-style-complex="italic"/>
    </style:style>
    <style:style style:name="T13" style:family="text">
      <style:text-properties fo:color="#000000" loext:opacity="100%" style:text-line-through-style="none" style:text-line-through-type="none" fo:font-weight="bold" fo:background-color="transparent" loext:char-shading-value="0" style:font-weight-asian="bold" style:font-weight-complex="bold"/>
    </style:style>
    <style:style style:name="T14" style:family="text">
      <style:text-properties fo:color="#000000" loext:opacity="100%" style:text-line-through-style="none" style:text-line-through-type="none" fo:font-weight="bold" officeooo:rsid="000636c7" fo:background-color="transparent" loext:char-shading-value="0" style:font-weight-asian="bold" style:font-weight-complex="bold"/>
    </style:style>
    <style:style style:name="T15" style:family="text">
      <style:text-properties fo:color="#000000" loext:opacity="100%" style:text-line-through-style="none" style:text-line-through-type="none" fo:font-weight="bold" officeooo:rsid="0006c7f5" fo:background-color="transparent" loext:char-shading-value="0" style:font-weight-asian="bold" style:font-weight-complex="bold"/>
    </style:style>
    <style:style style:name="T16" style:family="text">
      <style:text-properties fo:color="#000000" loext:opacity="100%" style:text-line-through-style="none" style:text-line-through-type="none" fo:font-weight="bold" officeooo:rsid="000832d6" fo:background-color="transparent" loext:char-shading-value="0" style:font-weight-asian="bold" style:font-weight-complex="bold"/>
    </style:style>
    <style:style style:name="T17" style:family="text">
      <style:text-properties officeooo:rsid="000b4248"/>
    </style:style>
    <style:style style:name="T18" style:family="text">
      <style:text-properties fo:color="#374151" loext:opacity="100%" style:text-line-through-style="none" style:text-line-through-type="none" style:font-name="S hne" fo:font-size="12pt" fo:font-style="normal" fo:font-weight="normal" officeooo:rsid="000b4248" fo:background-color="transparent" loext:char-shading-value="0" style:font-size-asian="10.5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S hne" fo:font-size="12pt" fo:font-style="normal" fo:font-weight="normal" fo:background-color="transparent" loext:char-shading-value="0" style:font-size-asian="10.5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S hne" fo:font-size="12pt" fo:font-style="normal" fo:font-weight="normal" officeooo:rsid="000b4248" fo:background-color="transparent" loext:char-shading-value="0" style:font-size-asian="10.5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S hne" fo:font-size="12pt" fo:font-style="normal" fo:font-weight="normal" officeooo:rsid="00104391" fo:background-color="transparent" loext:char-shading-value="0" style:font-size-asian="10.5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S hne" fo:font-size="12pt" fo:font-style="normal" fo:font-weight="bold" fo:background-color="transparent" loext:char-shading-value="0" style:font-size-asian="10.5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S hne" fo:font-size="12pt" fo:font-style="normal" fo:font-weight="bold" officeooo:rsid="00104391" fo:background-color="transparent" loext:char-shading-value="0" style:font-size-asian="10.5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S hne" fo:font-size="12pt" fo:background-color="transparent" loext:char-shading-value="0" style:font-size-asian="10.5pt" style:font-size-complex="12pt"/>
    </style:style>
    <style:style style:name="T25" style:family="text">
      <style:text-properties style:text-line-through-style="none" style:text-line-through-type="none" style:font-name="S hne" fo:font-size="12pt" officeooo:rsid="000cd36f" fo:background-color="transparent" loext:char-shading-value="0" style:font-size-asian="10.5pt" style:font-size-complex="12pt"/>
    </style:style>
    <style:style style:name="T26" style:family="text">
      <style:text-properties officeooo:rsid="000cd36f"/>
    </style:style>
    <style:style style:name="T27" style:family="text">
      <style:text-properties officeooo:rsid="000eb5d2"/>
    </style:style>
    <style:style style:name="T28" style:family="text">
      <style:text-properties officeooo:rsid="0010439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INARSKI RAD IZ AUTOMATSKOG REZONOVANJA</text:p>
      <text:p text:style-name="P1"/>
      <text:p text:style-name="P3">-Implemenatacija DP procedure za iskaznu logiku-</text:p>
      <text:p text:style-name="P3"/>
      <text:p text:style-name="P6">Davis-Putnam <text:span text:style-name="T1">procedura</text:span> je metod za rešavanje problema zadovoljivosti <text:span text:style-name="T26">KNF formula </text:span>(SAT problema). <text:span text:style-name="T1">DP procedura je zasnovana na pravilu rezolucije.</text:span></text:p>
      <text:p text:style-name="P6"/>
      <text:p text:style-name="P6">Sastoji se od 3 koraka: </text:p>
      <text:list xml:id="list445879355" text:style-name="L1">
        <text:list-item>
          <text:p text:style-name="P15"><text:span text:style-name="T2">propagacija jedini</text:span><text:span text:style-name="T3">č</text:span><text:span text:style-name="T2">nih klauza (engl. unit propagation),</text:span></text:p>
        </text:list-item>
        <text:list-item>
          <text:p text:style-name="P15"><text:span text:style-name="T2">eliminacija ’’</text:span><text:span text:style-name="T3">č</text:span><text:span text:style-name="T2">istih” literala (engl. pure literal) </text:span><text:span text:style-name="T3">i</text:span></text:p>
        </text:list-item>
        <text:list-item>
          <text:p text:style-name="P16">eliminacija promenljive (engl. variable elimination). </text:p>
        </text:list-item>
      </text:list>
      <text:p text:style-name="P14"><text:span text:style-name="T5">O</text:span><text:span text:style-name="T4">bično se pre ova tri koraka izvrši eliminacija tautologičnih klauza.</text:span></text:p>
      <text:p text:style-name="P7"/>
      <text:p text:style-name="P14"><text:span text:style-name="T4"><text:tab/></text:span><text:span text:style-name="T6">Propagacija jediničnih klauza</text:span></text:p>
      <text:p text:style-name="P7"/>
      <text:p text:style-name="P4"><text:span text:style-name="T7">Kada se u formuli nalazi klauza koja sadrži samo jedan literal, naziva se jedinična klauza. Propagacija jedinične klauze </text:span><text:span text:style-name="T8">podrazumeva odredjivanje takvih klauza I propagiranje literala kroz ostale klauze. </text:span></text:p>
      <text:p text:style-name="P8">Procedura se realizuje:</text:p>
      <text:list xml:id="list1658658886" text:style-name="L2">
        <text:list-item>
          <text:p text:style-name="P30"><text:span text:style-name="T7">Odredimo klauze koje imaju samo jedan literal</text:span><text:span text:style-name="T12"> </text:span><text:span text:style-name="T9">L</text:span><text:span text:style-name="T7">– kako nemaju ni jedan drugi literal neophodno je da je on ta</text:span><text:span text:style-name="T11">č</text:span><text:span text:style-name="T7">an,</text:span></text:p>
        </text:list-item>
        <text:list-item>
          <text:p text:style-name="P17">propagiramo kroz ostale klauze – tamo gde se pojavljuje literal L tu klauzu mozemo da uklonimo, tamo gde se pojavljuje suprotnog polariteta uklanjamo samo literal iz klauze.</text:p>
        </text:list-item>
      </text:list>
      <text:p text:style-name="P8"/>
      <text:p text:style-name="P5"><text:span text:style-name="T7"><text:tab/></text:span><text:span text:style-name="T13">Eliminacija </text:span><text:span text:style-name="T14">’’</text:span><text:span text:style-name="T15">č</text:span><text:span text:style-name="T14">istih”</text:span><text:span text:style-name="T10"> <text:s/></text:span><text:span text:style-name="T13">literala</text:span></text:p>
      <text:p text:style-name="P8"/>
      <text:p text:style-name="P8">Kada se u formuli neki literal javlja samo u svojoj pozitivnoj ili negativnoj formi <text:span text:style-name="T28">(</text:span>ne i u suprotnoj formi<text:span text:style-name="T28">)</text:span> taj literal se naziva čisti literal. Eliminacija čistih literala se odnosi na proces uklanjanja svih klauza koje sadrže te čiste litrele iz formule.</text:p>
      <text:p text:style-name="P8"/>
      <text:p text:style-name="P5"><text:span text:style-name="T7"><text:tab/></text:span><text:span text:style-name="T16">Eliminacija promenljive</text:span></text:p>
      <text:p text:style-name="P10"/>
      <text:p text:style-name="P9">Kada nije moguće primeniti ni propagaciju jedinicne klauze, ni eliminaciju čistih literala neophodno je odrediti jedan literal po kome ćemo vršiti rezoluciju. Postoje razne heuristike za odredjivanje <text:span text:style-name="T27">takvog literala</text:span>.</text:p>
      <text:p text:style-name="P9"><text:s/>Rezolucija se vrši <text:span text:style-name="T27">kroz sledeći niz koraka</text:span>:</text:p>
      <text:list xml:id="list4167533866" text:style-name="L3">
        <text:list-item>
          <text:p text:style-name="P18">Odaberemo literal <text:span text:style-name="T17">L </text:span>koji rezolviramo,</text:p>
        </text:list-item>
        <text:list-item>
          <text:p text:style-name="P19">Odredimo sve klauze koje sadrže L – allClauseContainL,</text:p>
        </text:list-item>
        <text:list-item>
          <text:p text:style-name="P19">Odredimo sve klauze koje sadrže ~L - allClauseContainNotL,</text:p>
        </text:list-item>
        <text:list-item>
          <text:p text:style-name="P28"><text:span text:style-name="T20">Vr</text:span><text:span text:style-name="T21">š</text:span><text:span text:style-name="T20">imo rezoluciju za sveka dve klauze (c1, c2), gde c1</text:span><text:span text:style-name="T18">∈</text:span><text:span text:style-name="T20"> allClauseContainL, c2</text:span><text:span text:style-name="T18">∈</text:span><text:span text:style-name="T20">allCLauseContaintNotL,</text:span></text:p>
        </text:list-item>
        <text:list-item>
          <text:p text:style-name="P21">Ubacimo u skup svih klauza klauze koje su nastele kao rezultat rezolucije,</text:p>
        </text:list-item>
        <text:list-item>
          <text:p text:style-name="P29"><text:span text:style-name="T19">Izbri</text:span><text:span text:style-name="T21">š</text:span><text:span text:style-name="T19">emo iz skupa svih klauza klauze koje se nalaze u skupovima </text:span><text:span text:style-name="T20">allClauseContainL </text:span><text:span text:style-name="T19">I <text:s/></text:span><text:span text:style-name="T20">allCLauseContaintNotL.</text:span></text:p>
        </text:list-item>
      </text:list>
      <text:p text:style-name="P20"/>
      <text:p text:style-name="P11"><text:span text:style-name="T20"><text:tab/></text:span><text:span text:style-name="T22">Izvr</text:span><text:span text:style-name="T23">š</text:span><text:span text:style-name="T22">avanje algoritma</text:span></text:p>
      <text:p text:style-name="P22"/>
      <text:p text:style-name="P22">Korake 1,2 I 3 ponavljamo sve dok ne izvedemo praznu klauzu I v<text:span text:style-name="T28">r</text:span>atimo nezadovoljivost ili ne izvedemo prazan skup klauza I vratimo zadovoljivost.</text:p>
      <text:p text:style-name="P22"/>
      <text:p text:style-name="P25"><text:soft-page-break/><text:tab/>Pokretanje programa</text:p>
      <text:p text:style-name="P22"/>
      <text:p text:style-name="P22">Program se prevodi komandom:</text:p>
      <text:p text:style-name="P22"/>
      <text:p text:style-name="P22">$g++ <text:s/>izvrsni main.cp </text:p>
      <text:p text:style-name="P27"/>
      <text:p text:style-name="P23">Za izvr<text:span text:style-name="T28">š</text:span>avanje programa potreban je fajl u kom je sme<text:span text:style-name="T28">š</text:span>tena formula u DIMACS formatu (npr in.txt). Program se izvr<text:span text:style-name="T28">š</text:span>ava komandom:</text:p>
      <text:p text:style-name="P23"/>
      <text:p text:style-name="P23">$./izvrsni in.txt</text:p>
      <text:p text:style-name="P23"/>
      <text:p text:style-name="P23">Rezult<text:span text:style-name="T28">a</text:span>t se ispisuje na standardni ulaz. Moguće je preusmeriti izlaz u fajl komandom:</text:p>
      <text:p text:style-name="P23"/>
      <text:p text:style-name="P12"><text:span text:style-name="T24">$./izvrsni in.txt &gt; </text:span><text:span text:style-name="T25">out.txt</text:span></text:p>
      <text:p text:style-name="P24"/>
      <text:p text:style-name="P24"/>
      <text:p text:style-name="P26"><text:tab/>Više o DIMACS formatu</text:p>
      <text:p text:style-name="P26"/>
      <text:p text:style-name="P24">DIMACS CNF predstavlja standardni format zapisa KNF formula u tekstualne datoteke. Koristi se kao ulaz SAT rešavača.</text:p>
      <text:p text:style-name="P24"/>
      <text:p text:style-name="P13">Osnovne karkteristike DIMACS formata:</text:p>
      <text:list xml:id="list3047085572" text:style-name="L4">
        <text:list-item>
          <text:p text:style-name="P31">Komentari: Linije koje počinju sa znakom 'c' koriste se za komentare i ne utiču na samu formulu. Ovi komentari se često koriste za opisivanje problema ili dodatne informacije.</text:p>
        </text:list-item>
        <text:list-item>
          <text:p text:style-name="P31">Specifikacija: Linija koja počinje sa znakom 'p' se koristi za specificiranje problema. Nakon 'p' se navodi informacija o broju promenljivih, broju klauza i drugim relevantnim informacijama. Na primer, "p cnf 100 450" označava da je problem u konjunktivnoj normalnoj formi (cnf) sa 100 promenljivih i 450 klauza.</text:p>
        </text:list-item>
        <text:list-item>
          <text:p text:style-name="P31">Klauze: Linije koje predstavljaju klauze sadrže literale odvojene razmakom ili tabulatorom, a klauze se završavaju nulom (0) koja označava kraj klauze. Svaki literal je broj koji predstavlja promenljivu, a negativan broj označava negaciju te promenljive. Na primer, klauza (x1 ∨ ¬x2 ∨ x3) bi se predstavila kao "1 -2 3 0" u DIMACS formatu.</text:p>
        </text:list-item>
        <text:list-item>
          <text:p text:style-name="P31">Numeracija promenljivih: Promenljive se obično numerišu pozitivnim celim brojevima, pri čemu 1 predstavlja prvu promenljivu, 2 drugu promenljivu, itd. Negacije promenljivih se označavaju negativnim brojevim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 hne1" svg:font-family="'S hne', ui-sans-serif, system-ui, apple-system, 'Segoe UI', Roboto, Ubuntu, Cantarell, 'Noto Sans', sans-serif, 'Helvetica Neue', Arial, 'Apple Color Emoji', 'Segoe UI Emoji', 'Segoe UI Symbol', 'Noto Color Emoji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1:35:05.417107503</meta:creation-date>
    <dc:date>2023-06-18T21:20:00.590266779</dc:date>
    <meta:editing-duration>PT6H44M2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551" meta:character-count="3755" meta:non-whitespace-character-count="3243"/>
  </office:meta>
</office:document-meta>
</file>